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387ee" officeooo:paragraph-rsid="000387ee"/>
    </style:style>
    <style:style style:name="P2" style:family="paragraph" style:parent-style-name="Standard">
      <style:text-properties officeooo:paragraph-rsid="000387ee"/>
    </style:style>
    <style:style style:name="P3" style:family="paragraph" style:parent-style-name="Standard">
      <style:text-properties officeooo:rsid="000bad7f" officeooo:paragraph-rsid="000bad7f"/>
    </style:style>
    <style:style style:name="P4" style:family="paragraph" style:parent-style-name="Standard">
      <style:text-properties officeooo:rsid="000cc5d1" officeooo:paragraph-rsid="000cc5d1"/>
    </style:style>
    <style:style style:name="P5" style:family="paragraph" style:parent-style-name="Standard">
      <style:text-properties officeooo:rsid="000de367" officeooo:paragraph-rsid="000de367"/>
    </style:style>
    <style:style style:name="P6" style:family="paragraph" style:parent-style-name="Standard">
      <style:text-properties officeooo:rsid="000fda33" officeooo:paragraph-rsid="000fda33"/>
    </style:style>
    <style:style style:name="P7" style:family="paragraph" style:parent-style-name="Standard">
      <style:text-properties officeooo:rsid="0011a6c0" officeooo:paragraph-rsid="0011a6c0"/>
    </style:style>
    <style:style style:name="P8" style:family="paragraph" style:parent-style-name="Standard">
      <style:paragraph-properties fo:text-align="start" style:justify-single-word="false"/>
      <style:text-properties officeooo:rsid="0011a6c0" officeooo:paragraph-rsid="0011a6c0"/>
    </style:style>
    <style:style style:name="P9" style:family="paragraph" style:parent-style-name="Standard">
      <style:text-properties officeooo:paragraph-rsid="0012db1b"/>
    </style:style>
    <style:style style:name="P10" style:family="paragraph" style:parent-style-name="Standard">
      <style:text-properties officeooo:paragraph-rsid="000387ee"/>
    </style:style>
    <style:style style:name="T1" style:family="text">
      <style:text-properties officeooo:rsid="000387ee"/>
    </style:style>
    <style:style style:name="T2" style:family="text">
      <style:text-properties officeooo:rsid="00072dc5"/>
    </style:style>
    <style:style style:name="T3" style:family="text">
      <style:text-properties officeooo:rsid="0007fdfd"/>
    </style:style>
    <style:style style:name="T4" style:family="text">
      <style:text-properties officeooo:rsid="0009f02c"/>
    </style:style>
    <style:style style:name="T5" style:family="text">
      <style:text-properties officeooo:rsid="000bad7f"/>
    </style:style>
    <style:style style:name="T6" style:family="text">
      <style:text-properties officeooo:rsid="000c4c71"/>
    </style:style>
    <style:style style:name="T7" style:family="text">
      <style:text-properties officeooo:rsid="000de367"/>
    </style:style>
    <style:style style:name="T8" style:family="text">
      <style:text-properties officeooo:rsid="000fda33"/>
    </style:style>
    <style:style style:name="T9" style:family="text">
      <style:text-properties officeooo:rsid="0012db1b"/>
    </style:style>
    <style:style style:name="T10" style:family="text">
      <style:text-properties officeooo:rsid="0014731d"/>
    </style:style>
    <style:style style:name="T11" style:family="text">
      <style:text-properties officeooo:rsid="0015f8e1"/>
    </style:style>
    <style:style style:name="T12" style:family="text">
      <style:text-properties officeooo:rsid="00199313"/>
    </style:style>
    <style:style style:name="T13" style:family="text">
      <style:text-properties officeooo:rsid="001b4f3d"/>
    </style:style>
    <style:style style:name="T14" style:family="text">
      <style:text-properties officeooo:rsid="001ba1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FT:</text:p>
      <text:p text:style-name="P1"/>
      <text:p text:style-name="P2"><text:span text:style-name="T1">Setting: </text:span><text:span text:style-name="T4">Morinaka Gakuen</text:span><text:span text:style-name="T2"> is a state sponsored school for </text:span><text:span text:style-name="T12">magic and fighting monsters</text:span><text:span text:style-name="T2">. Despite the fact that it’s government controlled, it’s pretty much the most prestigious of its type, with students clamoring from all over the country to apply and attend. The legendary hunters of last generation, Ijiri Hidekazu, Matsumara Fuyumi, </text:span><text:span text:style-name="T5">and so on</text:span><text:span text:style-name="T3"> all graduated from </text:span><text:span text:style-name="T5">from Morinaka. They’re pretty much the gold standard for the education of future hunters. However as a technically public school, they’re beholden to the General Public Advancement law, and are legally obligated to take on “remedial” students, defined as the financially, physically, mentally and/or educationally disadvantaged. If Morinaka is assigned a student by the federal government, they cannot refuse.</text:span></text:p>
      <text:p text:style-name="P2"/>
      <text:p text:style-name="P3">To ensure that those who “earn” their right to attending Morinaka are not brought down by mandatory entry students, all students under the <text:span text:style-name="T6">remedial designation are put in a separate set of classes and dorms. True Morinaka students don’t even have to ever see a remedial student their entire schooling.</text:span></text:p>
      <text:p text:style-name="P3"/>
      <text:p text:style-name="P3"/>
      <text:p text:style-name="P3"/>
      <text:h text:style-name="Heading_20_2" text:outline-level="2">General world information:</text:h>
      <text:p text:style-name="P4"/>
      <text:p text:style-name="P4"/>
      <text:h text:style-name="Heading_20_3" text:outline-level="3">Characters:</text:h>
      <text:p text:style-name="P4"/>
      <text:p text:style-name="P4">Ijiri Junko: Daughter of the legendary Ijiri Hidekazu; arrested under mysterious circumstances four years ago, after the death of her father and the destruction of the family home. Officially she was charged with arson and homicide, but was only found guilty for the arson charge. She served four years, and eventually a staff member of Morinaka appealed her case and got her out right before her eighteenth birthday. The story starts when she’s dropped off <text:span text:style-name="T7">at Morinaka’s remedial school building in handcuffs, and thrust into the care of beleaguered homeroom and history teacher, Komura Ryuu.</text:span></text:p>
      <text:p text:style-name="P4"/>
      <text:p text:style-name="P9"><text:span text:style-name="T7">Komura Ryuu </text:span><text:span text:style-name="T9">(</text:span>竜 <text:span text:style-name="T9">)</text:span><text:span text:style-name="T7">: </text:span><text:span text:style-name="T8">History and remedial homeroom teacher at Morinaka Hunting Academy. When he heard that Junko had been arrested, he spent a good portion of his savings hiring a lawyer to appeal her case. He’d known Junko as a young girl, seeing as he was her father’s old friend, and knew there was no way she could’ve burned the house down or killed her father. After four years, he successfully frees her, and enrolls her in the remedial program.</text:span></text:p>
      <text:p text:style-name="P5"/>
      <text:p text:style-name="P6">Love intrests:</text:p>
      <text:p text:style-name="P6"/>
      <text:p text:style-name="P7">Ise: Programmer, has lizard-like claws for hands and feet, due to a magical accident when she was in the womb. Voluntarily chose the remedial program because of how poorly she fit in elsewhere. <text:span text:style-name="T9">She doesn’t seem to mind the stigma the program has; it’s only been good to her, and she gets along with all her classmates.</text:span></text:p>
      <text:p text:style-name="P7"/>
      <text:p text:style-name="P7"><text:soft-page-break/>Mimi: <text:span text:style-name="T13">A mage with a focus on healing; autistic. All her siblings are in the mainstream program at Morinaka, but her parents decided to put her in the remedial program instead, </text:span><text:span text:style-name="T14">due to her less ‘socially acceptable’ nature. She’s a little upset about being in the program, but thinks she deserves it.</text:span></text:p>
      <text:p text:style-name="P7"/>
      <text:p text:style-name="P7">Yui: <text:span text:style-name="T11">A student who loves cooking.</text:span></text:p>
      <text:p text:style-name="P7"/>
      <text:p text:style-name="P7">Kasuga: <text:span text:style-name="T10">Mage who was once in the mainstream program. She probably resents the remedial separation the most, because it represents all the things she lost.</text:span></text:p>
      <text:p text:style-name="P8"/>
      <text:p text:style-name="P7"/>
      <text:p text:style-name="P7"/>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1T11:01:46.353939064</meta:creation-date>
    <dc:date>2020-06-04T18:02:20.751181142</dc:date>
    <meta:editing-duration>PT1H47M44S</meta:editing-duration>
    <meta:editing-cycles>4</meta:editing-cycles>
    <meta:generator>LibreOffice/6.4.2.2$Linux_X86_64 LibreOffice_project/40$Build-2</meta:generator>
    <meta:document-statistic meta:table-count="0" meta:image-count="0" meta:object-count="0" meta:page-count="2" meta:paragraph-count="12" meta:word-count="490" meta:character-count="2973" meta:non-whitespace-character-count="2496"/>
  </office:meta>
</office:document-meta>
</file>